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9C000002E1C86DEA53DE5B1DCD.png" manifest:media-type="image/png"/>
  <manifest:file-entry manifest:full-path="Pictures/100000000000029C0000025A06E9A94ED36F834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2" svg:font-family="Carlito" style:font-adornments="Bold" style:font-family-generic="swiss" style:font-pitch="variable"/>
    <style:font-face style:name="Carlito1" svg:font-family="Carlito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Fill_20_LibreOffice">
      <style:graphic-properties fo:min-height="2.74cm" fo:min-width="4.375cm" fo:wrap-option="wrap"/>
      <style:paragraph-properties style:writing-mode="lr-tb"/>
    </style:style>
    <style:style style:name="gr3" style:family="graphic" style:parent-style-name="Fill_20_LibreOffice">
      <style:graphic-properties fo:min-height="1.976cm" fo:min-width="3.789cm" fo:wrap-option="wrap"/>
      <style:paragraph-properties style:writing-mode="lr-tb"/>
    </style:style>
    <style:style style:name="gr4" style:family="graphic" style:parent-style-name="Fill_20_LibreOffice">
      <style:paragraph-properties style:writing-mode="lr-tb"/>
    </style:style>
    <style:style style:name="gr5" style:family="graphic" style:parent-style-name="Fill_20_LibreOffice">
      <style:graphic-properties fo:min-height="1.183cm" fo:min-width="3.738cm"/>
      <style:paragraph-properties style:writing-mode="lr-tb"/>
    </style:style>
    <style:style style:name="gr6" style:family="graphic" style:parent-style-name="Fill_20_LibreOffice">
      <style:graphic-properties fo:min-height="1.183cm" fo:min-width="2.88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ff" loext:opacity="100%" fo:font-weight="bold" style:font-weight-asian="bold" style:font-weight-complex="bold"/>
    </style:style>
    <style:style style:name="P3" style:family="paragraph">
      <style:text-properties fo:color="#ffffff" loext:opacity="100%" style:font-name="Carlito" fo:font-weight="bold" style:font-weight-asian="bold" style:font-weight-complex="bold"/>
    </style:style>
    <style:style style:name="T1" style:family="text">
      <style:text-properties style:font-name="Carlit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7cm" svg:height="15.924cm" svg:x="1.607cm" svg:y="1.563cm">
          <draw:image xlink:href="Pictures/100000000000029C0000025A06E9A94ED36F8345.png" xlink:type="simple" xlink:show="embed" xlink:actuate="onLoad" draw:mime-type="image/png">
            <text:p/>
          </draw:image>
        </draw:frame>
        <draw:custom-shape draw:style-name="gr2" draw:text-style-name="P3" draw:layer="layout" svg:width="5.265cm" svg:height="3.228cm" svg:x="6.482cm" svg:y="9.942cm">
          <text:p text:style-name="P2"><text:span text:style-name="T1">Choose the Standard Library in the newly created file</text:span></text:p>
          <draw:enhanced-geometry svg:viewBox="0 0 21600 21600" draw:text-areas="800 800 20800 20800" draw:type="round-rectangular-callout" draw:modifiers="3913.10292442081 -5445.15329823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4.631cm" svg:height="2.404cm" svg:x="10.61cm" svg:y="6.641cm">
          <text:p text:style-name="P2"><text:span text:style-name="T1">Click “New” to add a new Module</text:span></text:p>
          <draw:enhanced-geometry svg:viewBox="0 0 21600 21600" draw:text-areas="800 800 20800 20800" draw:type="round-rectangular-callout" draw:modifiers="24430.5699481865 3323.076923076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18.999cm" svg:height="15.153cm" svg:x="1.268cm" svg:y="1.551cm">
          <draw:image xlink:href="Pictures/100000000000039C000002E1C86DEA53DE5B1DCD.png" xlink:type="simple" xlink:show="embed" xlink:actuate="onLoad" draw:mime-type="image/png">
            <text:p/>
          </draw:image>
        </draw:frame>
        <draw:custom-shape draw:style-name="gr4" draw:layer="layout" svg:width="4.392cm" svg:height="1.587cm" svg:x="12.7cm" svg:y="5.634cm">
          <text:p>Coding Ar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layer="layout" svg:width="4.392cm" svg:height="1.587cm" svg:x="7.966cm" svg:y="13.044cm">
          <text:p>Debug Ar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layer="layout" svg:width="3.543cm" svg:height="1.587cm" svg:x="4.658cm" svg:y="6.086cm">
          <text:p>Navig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2" svg:font-family="Carlito" style:font-adornments="Bold" style:font-family-generic="swiss" style:font-pitch="variable"/>
    <style:font-face style:name="Carlito1" svg:font-family="Carlito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_20_LibreOffice" style:display-name="Fill LibreOffice" style:family="graphic" style:parent-style-name="standard">
      <style:graphic-properties draw:stroke-dash="Dashed_20__28_var_29__20_2" svg:stroke-color="#1b511b" draw:fill-color="#00a500" draw:fill-gradient-name="Gradient_20_1" draw:fill-hatch-name="Red_20_90_20_Degrees_20_Crossed_20_1" draw:fill-image-name="Bitmap_20_1" draw:textarea-horizontal-align="justify" draw:textarea-vertical-align="middle" draw:auto-grow-height="false" fo:min-height="0.226cm" fo:min-width="1.098cm"/>
      <style:paragraph-properties fo:text-align="center"/>
      <style:text-properties fo:color="#ffffff" loext:opacity="100%" style:font-name="Carlito2" fo:font-family="Carlito" style:font-style-name="Bold" style:font-family-generic="swiss" style:font-pitch="variable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0-12-08T17:18:33.876129761</meta:creation-date>
    <dc:date>2020-12-08T17:52:33.931084909</dc:date>
    <dc:creator>Rafael Lima</dc:creator>
    <meta:editing-duration>PT13M39S</meta:editing-duration>
    <meta:editing-cycles>2</meta:editing-cycles>
    <meta:generator>LibreOffice/7.0.3.1$Linux_X86_64 LibreOffice_project/00$Build-1</meta:generator>
    <meta:document-statistic meta:object-count="7"/>
  </office:meta>
</office:document-meta>
</file>